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Mitra" svg:font-family="IRMitra" style:font-pitch="variable"/>
    <style:font-face style:name="IRTabassom" svg:font-family="IRTabasso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officeooo:rsid="00110bb2" officeooo:paragraph-rsid="00110bb2" style:font-name-complex="IRMitra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a530c" officeooo:paragraph-rsid="001a530c" style:font-name-complex="IRMitra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1a530c" officeooo:paragraph-rsid="001af714" style:font-name-complex="IRMitra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227325" officeooo:paragraph-rsid="00227325" style:font-name-complex="IRMitra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1ec51c" officeooo:paragraph-rsid="001ec51c" style:font-name-complex="IRMitra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27c0a0" officeooo:paragraph-rsid="0027c0a0" style:font-name-complex="IRMitra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1ec51c" officeooo:paragraph-rsid="001af714" style:font-name-complex="IRTabassom"/>
    </style:style>
    <style:style style:name="T1" style:family="text">
      <style:text-properties style:font-name-complex="IRTabassom"/>
    </style:style>
    <style:style style:name="T2" style:family="text">
      <style:text-properties officeooo:rsid="001af714" style:font-name-complex="IRTabassom"/>
    </style:style>
    <style:style style:name="T3" style:family="text">
      <style:text-properties officeooo:rsid="001eb85c" style:font-name-complex="IRTabassom"/>
    </style:style>
    <style:style style:name="T4" style:family="text">
      <style:text-properties officeooo:rsid="001ec51c" style:font-name-complex="IRTabassom"/>
    </style:style>
    <style:style style:name="T5" style:family="text">
      <style:text-properties officeooo:rsid="0033de5f" style:font-name-complex="IRTabassom"/>
    </style:style>
    <style:style style:name="T6" style:family="text">
      <style:text-properties officeooo:rsid="00227325"/>
    </style:style>
    <style:style style:name="T7" style:family="text">
      <style:text-properties officeooo:rsid="002396b2"/>
    </style:style>
    <style:style style:name="T8" style:family="text">
      <style:text-properties officeooo:rsid="00288966"/>
    </style:style>
    <style:style style:name="T9" style:family="text">
      <style:text-properties officeooo:rsid="0028d544"/>
    </style:style>
    <style:style style:name="T10" style:family="text">
      <style:text-properties officeooo:rsid="002a1c5a"/>
    </style:style>
    <style:style style:name="T11" style:family="text">
      <style:text-properties officeooo:rsid="002b54f1"/>
    </style:style>
    <style:style style:name="T12" style:family="text">
      <style:text-properties officeooo:rsid="002d43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سمه تعالی</text:p>
      <text:p text:style-name="P4"/>
      <text:p text:style-name="P2">نام‌گذاری نام و دامنه ایمیل‌ها</text:p>
      <text:p text:style-name="P2"><text:tab/><text:span text:style-name="T1">۱ – </text:span><text:span text:style-name="T5">نام‌های block شده باید مشخص شوند. یعنی لیست نام‌هایی که قابل انتخاب توسط افراد نباشد.</text:span></text:p>
      <text:p text:style-name="P3"><text:span text:style-name="T1"><text:tab/>۲ – از پسوند iau.ac.ir به عنوان پسوند دوم و برای برخی از افراد استفاده می‌شود. </text:span><text:span text:style-name="T2">( اعضای هیأت علمی دانشگاه آزاد)</text:span></text:p>
      <text:p text:style-name="P3"><text:span text:style-name="T2"><text:tab/>۳ – </text:span><text:span text:style-name="T3">پیشنهاد می‌شود که </text:span><text:span text:style-name="T2">استادان وابسته و دستیاران آموزشی</text:span><text:span text:style-name="T3"> نیز بتوانند</text:span><text:span text:style-name="T2"> از پسوند </text:span><text:span text:style-name="T4">iau.ac.ir استفاده کنند.</text:span></text:p>
      <text:p text:style-name="P7"/>
      <text:p text:style-name="P5"><text:s/>ایمیل‌ <text:span text:style-name="T6">پایه:</text:span></text:p>
      <text:p text:style-name="P5"><text:tab/><text:span text:style-name="T6">۱ – پایه ایمیل بر اساس کد ملی افراد است. یعنی به صورت iau.i@ کدملی </text:span></text:p>
      <text:p text:style-name="P5"><text:tab/><text:span text:style-name="T6">۲ – با اکانت پایه نمی‌توان ایمیل فرستاد و یا دریافت کرد. صرفاً برای این است که :</text:span></text:p>
      <text:p text:style-name="P5"><text:tab/><text:tab/>- <text:span text:style-name="T6">بتوان لاگین کرد</text:span></text:p>
      <text:p text:style-name="P5"><text:tab/><text:tab/>- <text:span text:style-name="T6">در صورت نبود </text:span><text:span text:style-name="T7">نام مستعار و یا اتفاقاتی که به صورت موقّت می‌افتد سیستم بتواند ایمیل‌ها را به ایمیل پایه هدایت کند.</text:span></text:p>
      <text:p text:style-name="P5"><text:tab/><text:span text:style-name="T7">۳ </text:span></text:p>
      <text:p text:style-name="P5"/>
      <text:p text:style-name="P6">نام مستعار:</text:p>
      <text:p text:style-name="P6"><text:tab/>- هر شخص صرفاً می‌تواند یک نام مستعار داشته باشد.</text:p>
      <text:p text:style-name="P6"/>
      <text:p text:style-name="P6"/>
      <text:p text:style-name="P3">- <text:span text:style-name="T7">امکان تغییر نام مستعار وجود داشته باشد. ( برای اکانت‌های قدیمی)</text:span></text:p>
      <text:p text:style-name="P3">- <text:span text:style-name="T8">اکانت اداری بتواند غیر فعال شود. یعنی امکان ارسال آن غیر فعال شود. یا</text:span></text:p>
      <text:p text:style-name="P3">- <text:span text:style-name="T9">لیست ایمیل‌ها باید بر اساس تاریخ باشد.</text:span></text:p>
      <text:p text:style-name="P3">- <text:span text:style-name="T9">اگر به کسی ایمیل داده شود از او گرفته نشود.</text:span></text:p>
      <text:p text:style-name="P3">- <text:span text:style-name="T9">اگر به کسی ac داده شود. از او گرفته نشود.</text:span></text:p>
      <text:p text:style-name="P3">- <text:span text:style-name="T9">هر کسی حد اکثر چند نام مستعار می‌تواند داشته باشد؟ با توجه به ac</text:span></text:p>
      <text:p text:style-name="P3">- <text:span text:style-name="T9">آیا لیست اسامی کلاس استاد (یعنی ایمیل معادل آن</text:span><text:span text:style-name="T10">) برای دیگران قابل استفاده است؟ یعنی لیست اسامی برای هر کسی مجرا از دیگران <text:s/>است؟</text:span></text:p>
      <text:p text:style-name="P3">- <text:span text:style-name="T10">آیا لیست اسامی در دریافت ایمیل هم مهم است؟ یعنی </text:span><text:span text:style-name="T11">استاد می‌فهمد که دانشجوی این کلاس برایش فرستاده یا از کلاس دیگری آمده است؟</text:span></text:p>
      <text:p text:style-name="P3">- <text:span text:style-name="T12">در مورد نحوه ساختن اکانت‌های حقوقی بحث نشده است.</text:span></text:p>
      <text:p text:style-name="P3"/>
      <text:p text:style-name="P6">------------------</text:p>
      <text:p text:style-name="P6">در مورد اتباع چه باید کرد؟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Mitra" svg:font-family="IRMitra" style:font-pitch="variable"/>
    <style:font-face style:name="IRTabassom" svg:font-family="IRTabasso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03:46:27.269290886</meta:creation-date>
    <meta:generator>LibreOffice/7.3.7.2$Linux_X86_64 LibreOffice_project/30$Build-2</meta:generator>
    <dc:date>2024-10-20T05:25:22.671217468</dc:date>
    <meta:editing-duration>P1DT6H40M22S</meta:editing-duration>
    <meta:editing-cycles>6</meta:editing-cycles>
    <meta:document-statistic meta:table-count="0" meta:image-count="0" meta:object-count="0" meta:page-count="1" meta:paragraph-count="24" meta:word-count="272" meta:character-count="1360" meta:non-whitespace-character-count="1092"/>
  </office:meta>
</office:document-meta>
</file>